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6.51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8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Standardized to -1 and 1</text:p>
          </table:table-cell>
          <table:table-cell table:number-columns-repeated="8"/>
          <table:table-cell table:style-name="ce5" office:value-type="string" calcext:value-type="string">
            <text:p>Lowest Error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RIMA (6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6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489" calcext:value-type="float">
            <text:p>0.48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584" calcext:value-type="float">
            <text:p>0.5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7" calcext:value-type="float">
            <text:p>0.627</text:p>
          </table:table-cell>
          <table:table-cell table:style-name="ce5" office:value-type="float" office:value="0.481" calcext:value-type="float">
            <text:p>0.481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61" calcext:value-type="float">
            <text:p>0.861</text:p>
          </table:table-cell>
          <table:table-cell table:style-name="ce3" office:value-type="float" office:value="0.576" calcext:value-type="float">
            <text:p>0.57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51" calcext:value-type="float">
            <text:p>0.451</text:p>
          </table:table-cell>
          <table:table-cell table:style-name="ce5" office:value-type="float" office:value="0.443" calcext:value-type="float">
            <text:p>0.44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515" calcext:value-type="float">
            <text:p>0.51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467" calcext:value-type="float">
            <text:p>0.46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89" calcext:value-type="float">
            <text:p>0.489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535" calcext:value-type="float">
            <text:p>0.53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52" calcext:value-type="float">
            <text:p>0.552</text:p>
          </table:table-cell>
          <table:table-cell table:style-name="ce5" office:value-type="float" office:value="0.501" calcext:value-type="float">
            <text:p>0.50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21" calcext:value-type="float">
            <text:p>0.721</text:p>
          </table:table-cell>
          <table:table-cell table:style-name="ce3" office:value-type="float" office:value="0.587" calcext:value-type="float">
            <text:p>0.58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5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5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5" office:value-type="float" office:value="0.465" calcext:value-type="float">
            <text:p>0.46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868" calcext:value-type="float">
            <text:p>0.868</text:p>
          </table:table-cell>
          <table:table-cell table:style-name="ce3" office:value-type="float" office:value="0.61" calcext:value-type="float">
            <text:p>0.6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13" calcext:value-type="float">
            <text:p>0.913</text:p>
          </table:table-cell>
          <table:table-cell table:style-name="ce3" office:value-type="float" office:value="0.603" calcext:value-type="float">
            <text:p>0.60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1" calcext:value-type="float">
            <text:p>0.461</text:p>
          </table:table-cell>
          <table:table-cell table:style-name="ce3" office:value-type="float" office:value="0.45" calcext:value-type="float">
            <text:p>0.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41" calcext:value-type="float">
            <text:p>0.641</text:p>
          </table:table-cell>
          <table:table-cell table:style-name="ce3" office:value-type="float" office:value="0.533" calcext:value-type="float">
            <text:p>0.5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1" calcext:value-type="float">
            <text:p>0.361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2" calcext:value-type="float">
            <text:p>0.492</text:p>
          </table:table-cell>
          <table:table-cell table:style-name="ce3" office:value-type="float" office:value="0.464" calcext:value-type="float">
            <text:p>0.464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686" calcext:value-type="float">
            <text:p>0.686</text:p>
          </table:table-cell>
          <table:table-cell table:style-name="ce3" office:value-type="float" office:value="0.553" calcext:value-type="float">
            <text:p>0.55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2" calcext:value-type="float">
            <text:p>0.562</text:p>
          </table:table-cell>
          <table:table-cell table:style-name="ce3" office:value-type="float" office:value="0.51" calcext:value-type="float">
            <text:p>0.51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779" calcext:value-type="float">
            <text:p>0.779</text:p>
          </table:table-cell>
          <table:table-cell table:style-name="ce3" office:value-type="float" office:value="0.617" calcext:value-type="float">
            <text:p>0.6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4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4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497" calcext:value-type="float">
            <text:p>0.49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927" calcext:value-type="float">
            <text:p>0.927</text:p>
          </table:table-cell>
          <table:table-cell table:style-name="ce3" office:value-type="float" office:value="0.629" calcext:value-type="float">
            <text:p>0.6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997" calcext:value-type="float">
            <text:p>0.997</text:p>
          </table:table-cell>
          <table:table-cell table:style-name="ce3" office:value-type="float" office:value="0.627" calcext:value-type="float">
            <text:p>0.62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64" calcext:value-type="float">
            <text:p>0.464</text:p>
          </table:table-cell>
          <table:table-cell table:style-name="ce3" office:value-type="float" office:value="0.445" calcext:value-type="float">
            <text:p>0.445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666" calcext:value-type="float">
            <text:p>0.666</text:p>
          </table:table-cell>
          <table:table-cell table:style-name="ce3" office:value-type="float" office:value="0.541" calcext:value-type="float">
            <text:p>0.54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6" calcext:value-type="float">
            <text:p>0.366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493" calcext:value-type="float">
            <text:p>0.493</text:p>
          </table:table-cell>
          <table:table-cell table:style-name="ce5" office:value-type="float" office:value="0.461" calcext:value-type="float">
            <text:p>0.461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7" calcext:value-type="float">
            <text:p>0.5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68" calcext:value-type="float">
            <text:p>0.568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819" calcext:value-type="float">
            <text:p>0.819</text:p>
          </table:table-cell>
          <table:table-cell table:style-name="ce3" office:value-type="float" office:value="0.636" calcext:value-type="float">
            <text:p>0.63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RIMA (3, 1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ARIMA (3, 2, 0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507" calcext:value-type="float">
            <text:p>0.50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1.04" calcext:value-type="float">
            <text:p>1.04</text:p>
          </table:table-cell>
          <table:table-cell table:style-name="ce3" office:value-type="float" office:value="0.662" calcext:value-type="float">
            <text:p>0.66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98" calcext:value-type="float">
            <text:p>0.498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74" calcext:value-type="float">
            <text:p>0.474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735" calcext:value-type="float">
            <text:p>0.735</text:p>
          </table:table-cell>
          <table:table-cell table:style-name="ce3" office:value-type="float" office:value="0.569" calcext:value-type="float">
            <text:p>0.56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368" calcext:value-type="float">
            <text:p>0.368</text:p>
          </table:table-cell>
          <table:table-cell table:style-name="ce3" office:value-type="float" office:value="0.422" calcext:value-type="float">
            <text:p>0.422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518" calcext:value-type="float">
            <text:p>0.518</text:p>
          </table:table-cell>
          <table:table-cell table:style-name="ce3" office:value-type="float" office:value="0.505" calcext:value-type="float">
            <text:p>0.5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466" calcext:value-type="float">
            <text:p>0.466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836" calcext:value-type="float">
            <text:p>0.836</text:p>
          </table:table-cell>
          <table:table-cell table:style-name="ce3" office:value-type="float" office:value="0.604" calcext:value-type="float">
            <text:p>0.60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586" calcext:value-type="float">
            <text:p>0.586</text:p>
          </table:table-cell>
          <table:table-cell table:style-name="ce3" office:value-type="float" office:value="0.519" calcext:value-type="float">
            <text:p>0.5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901" calcext:value-type="float">
            <text:p>0.901</text:p>
          </table:table-cell>
          <table:table-cell table:style-name="ce3" office:value-type="float" office:value="0.654" calcext:value-type="float">
            <text:p>0.65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timators, Random_State, Lag</text:p>
          </table:table-cell>
          <table:table-cell table:number-columns-repeated="4"/>
          <table:table-cell table:style-name="ce3" office:value-type="string" calcext:value-type="string">
            <text:p>Univariat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3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28" calcext:value-type="float">
            <text:p>0.428</text:p>
          </table:table-cell>
          <table:table-cell table:style-name="ce5" office:value-type="float" office:value="0.392" calcext:value-type="float">
            <text:p>0.39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527" calcext:value-type="float">
            <text:p>0.527</text:p>
          </table:table-cell>
          <table:table-cell table:style-name="ce3" office:value-type="float" office:value="0.448" calcext:value-type="float">
            <text:p>0.44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8" calcext:value-type="float">
            <text:p>0.628</text:p>
          </table:table-cell>
          <table:table-cell table:style-name="ce5" office:value-type="float" office:value="0.476" calcext:value-type="float">
            <text:p>0.47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1" calcext:value-type="float">
            <text:p>0.801</text:p>
          </table:table-cell>
          <table:table-cell table:style-name="ce3" office:value-type="float" office:value="0.529" calcext:value-type="float">
            <text:p>0.5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416" calcext:value-type="float">
            <text:p>0.41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85" calcext:value-type="float">
            <text:p>0.485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267" calcext:value-type="float">
            <text:p>0.267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305" calcext:value-type="float">
            <text:p>0.30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1" calcext:value-type="float">
            <text:p>0.371</text:p>
          </table:table-cell>
          <table:table-cell table:style-name="ce5" office:value-type="float" office:value="0.409" calcext:value-type="float">
            <text:p>0.409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49" calcext:value-type="float">
            <text:p>0.449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09" calcext:value-type="float">
            <text:p>0.409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44" calcext:value-type="float">
            <text:p>0.44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4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69" calcext:value-type="float">
            <text:p>0.469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485" calcext:value-type="float">
            <text:p>0.48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806" calcext:value-type="float">
            <text:p>0.806</text:p>
          </table:table-cell>
          <table:table-cell table:style-name="ce3" office:value-type="float" office:value="0.522" calcext:value-type="float">
            <text:p>0.52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13" calcext:value-type="float">
            <text:p>0.413</text:p>
          </table:table-cell>
          <table:table-cell table:style-name="ce3" office:value-type="float" office:value="0.418" calcext:value-type="float">
            <text:p>0.418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35" calcext:value-type="float">
            <text:p>0.435</text:p>
          </table:table-cell>
          <table:table-cell table:style-name="ce3" office:value-type="float" office:value="0.407" calcext:value-type="float">
            <text:p>0.40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259" calcext:value-type="float">
            <text:p>0.259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9" calcext:value-type="float">
            <text:p>0.379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416" calcext:value-type="float">
            <text:p>0.416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2" calcext:value-type="float">
            <text:p>0.412</text:p>
          </table:table-cell>
          <table:table-cell table:style-name="ce3" office:value-type="float" office:value="0.425" calcext:value-type="float">
            <text:p>0.42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86" calcext:value-type="float">
            <text:p>0.486</text:p>
          </table:table-cell>
          <table:table-cell table:style-name="ce3" office:value-type="float" office:value="0.455" calcext:value-type="float">
            <text:p>0.45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5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45" calcext:value-type="float">
            <text:p>0.445</text:p>
          </table:table-cell>
          <table:table-cell table:style-name="ce3" office:value-type="float" office:value="0.405" calcext:value-type="float">
            <text:p>0.40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419" calcext:value-type="float">
            <text:p>0.4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482" calcext:value-type="float">
            <text:p>0.48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752" calcext:value-type="float">
            <text:p>0.752</text:p>
          </table:table-cell>
          <table:table-cell table:style-name="ce3" office:value-type="float" office:value="0.511" calcext:value-type="float">
            <text:p>0.51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17" calcext:value-type="float">
            <text:p>0.417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15" calcext:value-type="float">
            <text:p>0.415</text:p>
          </table:table-cell>
          <table:table-cell table:style-name="ce3" office:value-type="float" office:value="0.399" calcext:value-type="float">
            <text:p>0.39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256" calcext:value-type="float">
            <text:p>0.25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306" calcext:value-type="float">
            <text:p>0.30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0.413" calcext:value-type="float">
            <text:p>0.41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number-columns-repeated="2"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11" calcext:value-type="float">
            <text:p>0.411</text:p>
          </table:table-cell>
          <table:table-cell table:style-name="ce3" office:value-type="float" office:value="0.426" calcext:value-type="float">
            <text:p>0.42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52" calcext:value-type="float">
            <text:p>0.452</text:p>
          </table:table-cell>
          <table:table-cell table:style-name="ce3" office:value-type="float" office:value="0.432" calcext:value-type="float">
            <text:p>0.43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2"/>
          <table:table-cell table:style-name="ce3" office:value-type="string" calcext:value-type="string">
            <text:p>RF(1000, 42, 6)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MA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439" calcext:value-type="float">
            <text:p>0.439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472" calcext:value-type="float">
            <text:p>0.472</text:p>
          </table:table-cell>
          <table:table-cell table:style-name="ce3" office:value-type="float" office:value="0.429" calcext:value-type="float">
            <text:p>0.42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86" calcext:value-type="float">
            <text:p>0.486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492" calcext:value-type="float">
            <text:p>0.49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42" calcext:value-type="float">
            <text:p>0.4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406" calcext:value-type="float">
            <text:p>0.406</text:p>
          </table:table-cell>
          <table:table-cell table:style-name="ce5" office:value-type="float" office:value="0.397" calcext:value-type="float">
            <text:p>0.39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81" calcext:value-type="float">
            <text:p>0.181</text:p>
          </table:table-cell>
          <table:table-cell table:style-name="ce3" office:value-type="float" office:value="0.319" calcext:value-type="float">
            <text:p>0.3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82" calcext:value-type="float">
            <text:p>0.382</text:p>
          </table:table-cell>
          <table:table-cell table:style-name="ce3" office:value-type="float" office:value="0.412" calcext:value-type="float">
            <text:p>0.41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423" calcext:value-type="float">
            <text:p>0.423</text:p>
          </table:table-cell>
          <table:table-cell table:style-name="ce3" office:value-type="float" office:value="0.43" calcext:value-type="float">
            <text:p>0.4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442" calcext:value-type="float">
            <text:p>0.442</text:p>
          </table:table-cell>
          <table:table-cell table:style-name="ce3" office:value-type="float" office:value="0.438" calcext:value-type="float">
            <text:p>0.43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RNN Seed Testing</text:p>
          </table:table-cell>
          <table:table-cell table:number-columns-repeated="4"/>
          <table:table-cell table:style-name="ce3" office:value-type="string" calcext:value-type="string">
            <text:p>Bidirectional LSTM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100, 10000, 1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4" calcext:value-type="float">
            <text:p>0.353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5" office:value-type="float" office:value="0.3083" calcext:value-type="float">
            <text:p>0.308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04" calcext:value-type="float">
            <text:p>0.380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2" calcext:value-type="float">
            <text:p>0.371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105" calcext:value-type="float">
            <text:p>0.310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235" calcext:value-type="float">
            <text:p>0.323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4" calcext:value-type="float">
            <text:p>0.23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5" office:value-type="float" office:value="0.1628" calcext:value-type="float">
            <text:p>0.162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88" calcext:value-type="float">
            <text:p>0.328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208" calcext:value-type="float">
            <text:p>0.320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5" calcext:value-type="float">
            <text:p>0.36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39" calcext:value-type="float">
            <text:p>0.33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200, 20000, 2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239" calcext:value-type="float">
            <text:p>0.3239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228" calcext:value-type="float">
            <text:p>0.322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607" calcext:value-type="float">
            <text:p>0.360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5" office:value-type="float" office:value="0.323" calcext:value-type="float">
            <text:p>0.32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3" calcext:value-type="float">
            <text:p>0.3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93" calcext:value-type="float">
            <text:p>0.299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236" calcext:value-type="float">
            <text:p>0.223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7" calcext:value-type="float">
            <text:p>0.207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61" calcext:value-type="float">
            <text:p>0.326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33" calcext:value-type="float">
            <text:p>0.313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02" calcext:value-type="float">
            <text:p>0.350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76" calcext:value-type="float">
            <text:p>0.32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300, 30000, 3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68" calcext:value-type="float">
            <text:p>0.356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14" calcext:value-type="float">
            <text:p>0.331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9" calcext:value-type="float">
            <text:p>0.383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1" calcext:value-type="float">
            <text:p>0.37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53" calcext:value-type="float">
            <text:p>0.35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093" calcext:value-type="float">
            <text:p>0.30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22" calcext:value-type="float">
            <text:p>0.20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13" calcext:value-type="float">
            <text:p>0.33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471" calcext:value-type="float">
            <text:p>0.347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47" calcext:value-type="float">
            <text:p>0.33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400, 40000, 4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61" calcext:value-type="float">
            <text:p>0.36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64" calcext:value-type="float">
            <text:p>0.316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16" calcext:value-type="float">
            <text:p>0.38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29" calcext:value-type="float">
            <text:p>0.362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274" calcext:value-type="float">
            <text:p>0.327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2959" calcext:value-type="float">
            <text:p>0.29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16" calcext:value-type="float">
            <text:p>0.23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54" calcext:value-type="float">
            <text:p>0.205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244" calcext:value-type="float">
            <text:p>0.324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43" calcext:value-type="float">
            <text:p>0.304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71" calcext:value-type="float">
            <text:p>0.357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59" calcext:value-type="float">
            <text:p>0.32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500, 50000, 5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35" calcext:value-type="float">
            <text:p>0.3535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7" calcext:value-type="float">
            <text:p>0.317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81" calcext:value-type="float">
            <text:p>0.388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602" calcext:value-type="float">
            <text:p>0.360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416" calcext:value-type="float">
            <text:p>0.34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47" calcext:value-type="float">
            <text:p>0.314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014" calcext:value-type="float">
            <text:p>0.201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05" calcext:value-type="float">
            <text:p>0.190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31" calcext:value-type="float">
            <text:p>0.333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006" calcext:value-type="float">
            <text:p>0.300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58" calcext:value-type="float">
            <text:p>0.35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5" office:value-type="float" office:value="0.3167" calcext:value-type="float">
            <text:p>0.31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600, 60000, 6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436" calcext:value-type="float">
            <text:p>0.343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04" calcext:value-type="float">
            <text:p>0.33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59" calcext:value-type="float">
            <text:p>0.37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592" calcext:value-type="float">
            <text:p>0.359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36" calcext:value-type="float">
            <text:p>0.33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5" office:value-type="float" office:value="0.2814" calcext:value-type="float">
            <text:p>0.281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85" calcext:value-type="float">
            <text:p>0.218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17" calcext:value-type="float">
            <text:p>0.19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06" calcext:value-type="float">
            <text:p>0.330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5" office:value-type="float" office:value="0.2939" calcext:value-type="float">
            <text:p>0.29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284" calcext:value-type="float">
            <text:p>0.3284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204" calcext:value-type="float">
            <text:p>0.32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700, 70000, 7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376" calcext:value-type="float">
            <text:p>0.337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83" calcext:value-type="float">
            <text:p>0.38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3" calcext:value-type="float">
            <text:p>0.37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85" calcext:value-type="float">
            <text:p>0.338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25" calcext:value-type="float">
            <text:p>0.312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393" calcext:value-type="float">
            <text:p>0.239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1987" calcext:value-type="float">
            <text:p>0.19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496" calcext:value-type="float">
            <text:p>0.349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3" calcext:value-type="float">
            <text:p>0.317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22" calcext:value-type="float">
            <text:p>0.362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91" calcext:value-type="float">
            <text:p>0.33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2"/>
          <table:table-cell table:style-name="ce3" office:value-type="string" calcext:value-type="string">
            <text:p>800, 80000, 8000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Epoch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 Solids</text:p>
          </table:table-cell>
          <table:table-cell table:style-name="ce3" office:value-type="float" office:value="0.3514" calcext:value-type="float">
            <text:p>0.35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Total Solids</text:p>
          </table:table-cell>
          <table:table-cell table:style-name="ce3" office:value-type="float" office:value="0.3327" calcext:value-type="float">
            <text:p>0.332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S</text:p>
          </table:table-cell>
          <table:table-cell table:style-name="ce3" office:value-type="float" office:value="0.3772" calcext:value-type="float">
            <text:p>0.377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S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OD5</text:p>
          </table:table-cell>
          <table:table-cell table:style-name="ce3" office:value-type="float" office:value="0.332" calcext:value-type="float">
            <text:p>0.3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OD5</text:p>
          </table:table-cell>
          <table:table-cell table:style-name="ce3" office:value-type="float" office:value="0.3182" calcext:value-type="float">
            <text:p>0.318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H3</text:p>
          </table:table-cell>
          <table:table-cell table:style-name="ce3" office:value-type="float" office:value="0.2151" calcext:value-type="float">
            <text:p>0.215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NH3</text:p>
          </table:table-cell>
          <table:table-cell table:style-name="ce3" office:value-type="float" office:value="0.2075" calcext:value-type="float">
            <text:p>0.207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Org-N</text:p>
          </table:table-cell>
          <table:table-cell table:style-name="ce3" office:value-type="float" office:value="0.3373" calcext:value-type="float">
            <text:p>0.337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Org-N</text:p>
          </table:table-cell>
          <table:table-cell table:style-name="ce3" office:value-type="float" office:value="0.3175" calcext:value-type="float">
            <text:p>0.317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-TOT</text:p>
          </table:table-cell>
          <table:table-cell table:style-name="ce3" office:value-type="float" office:value="0.3643" calcext:value-type="float">
            <text:p>0.364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P-TOT</text:p>
          </table:table-cell>
          <table:table-cell table:style-name="ce3" office:value-type="float" office:value="0.3323" calcext:value-type="float">
            <text:p>0.33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office:value-type="string" calcext:value-type="string">
            <text:p>RNN Seed Testing (NEW)</text:p>
          </table:table-cell>
          <table:table-cell table:number-columns-repeated="4"/>
          <table:table-cell office:value-type="string" calcext:value-type="string">
            <text:p>Bidirectional LSTM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100, 10000, 1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98" calcext:value-type="float">
            <text:p>0.37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49" calcext:value-type="float">
            <text:p>0.354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37" calcext:value-type="float">
            <text:p>0.44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34" calcext:value-type="float">
            <text:p>0.423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74" calcext:value-type="float">
            <text:p>0.407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48" calcext:value-type="float">
            <text:p>0.364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" calcext:value-type="float">
            <text:p>0.2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table:style-name="ce6" office:value-type="float" office:value="0.2239" calcext:value-type="float">
            <text:p>0.22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06" calcext:value-type="float">
            <text:p>0.470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85" calcext:value-type="float">
            <text:p>0.468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99" calcext:value-type="float">
            <text:p>0.429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91" calcext:value-type="float">
            <text:p>0.379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26" calcext:value-type="float">
            <text:p>0.352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34" calcext:value-type="float">
            <text:p>0.06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09" calcext:value-type="float">
            <text:p>0.0109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7" calcext:value-type="float">
            <text:p>0.373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8" calcext:value-type="float">
            <text:p>0.3668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200, 20000, 2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86" calcext:value-type="float">
            <text:p>0.36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73" calcext:value-type="float">
            <text:p>0.3573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48" calcext:value-type="float">
            <text:p>0.44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6" office:value-type="float" office:value="0.4218" calcext:value-type="float">
            <text:p>0.421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05" calcext:value-type="float">
            <text:p>0.38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7" calcext:value-type="float">
            <text:p>0.37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25" calcext:value-type="float">
            <text:p>0.24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509" calcext:value-type="float">
            <text:p>0.25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7" calcext:value-type="float">
            <text:p>0.46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494" calcext:value-type="float">
            <text:p>0.449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603" calcext:value-type="float">
            <text:p>0.4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519" calcext:value-type="float">
            <text:p>0.451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32" calcext:value-type="float">
            <text:p>0.363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6" calcext:value-type="float">
            <text:p>0.356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" calcext:value-type="float">
            <text:p>0.0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7" calcext:value-type="float">
            <text:p>0.0117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table:style-name="ce6" office:value-type="float" office:value="0.3658" calcext:value-type="float">
            <text:p>0.365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300, 30000, 3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842" calcext:value-type="float">
            <text:p>0.384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99" calcext:value-type="float">
            <text:p>0.359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471" calcext:value-type="float">
            <text:p>0.447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45" calcext:value-type="float">
            <text:p>0.3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99" calcext:value-type="float">
            <text:p>0.369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577" calcext:value-type="float">
            <text:p>0.257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406" calcext:value-type="float">
            <text:p>0.2406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726" calcext:value-type="float">
            <text:p>0.472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409" calcext:value-type="float">
            <text:p>0.4409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15" calcext:value-type="float">
            <text:p>0.43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36" calcext:value-type="float">
            <text:p>0.37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608" calcext:value-type="float">
            <text:p>0.360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84" calcext:value-type="float">
            <text:p>0.05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8" calcext:value-type="float">
            <text:p>0.0118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9" calcext:value-type="float">
            <text:p>0.37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5" calcext:value-type="float">
            <text:p>0.3665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400, 40000, 4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81" calcext:value-type="float">
            <text:p>0.378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49" calcext:value-type="float">
            <text:p>0.34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9" calcext:value-type="float">
            <text:p>0.43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68" calcext:value-type="float">
            <text:p>0.426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856" calcext:value-type="float">
            <text:p>0.385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15" calcext:value-type="float">
            <text:p>0.361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339" calcext:value-type="float">
            <text:p>0.233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9" calcext:value-type="float">
            <text:p>0.453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44" calcext:value-type="float">
            <text:p>0.43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83" calcext:value-type="float">
            <text:p>0.448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364" calcext:value-type="float">
            <text:p>0.436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658" calcext:value-type="float">
            <text:p>0.36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5" calcext:value-type="float">
            <text:p>0.34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51" calcext:value-type="float">
            <text:p>0.065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09" calcext:value-type="float">
            <text:p>0.0109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6" calcext:value-type="float">
            <text:p>0.3676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500, 50000, 5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736" calcext:value-type="float">
            <text:p>0.37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78" calcext:value-type="float">
            <text:p>0.357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5" calcext:value-type="float">
            <text:p>0.43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316" calcext:value-type="float">
            <text:p>0.431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51" calcext:value-type="float">
            <text:p>0.39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86" calcext:value-type="float">
            <text:p>0.378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69" calcext:value-type="float">
            <text:p>0.246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412" calcext:value-type="float">
            <text:p>0.241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537" calcext:value-type="float">
            <text:p>0.45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44" calcext:value-type="float">
            <text:p>0.434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512" calcext:value-type="float">
            <text:p>0.45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05" calcext:value-type="float">
            <text:p>0.420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78" calcext:value-type="float">
            <text:p>0.37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KN</text:p>
          </table:table-cell>
          <table:table-cell table:style-name="ce6" office:value-type="float" office:value="0.3378" calcext:value-type="float">
            <text:p>0.3378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68" calcext:value-type="float">
            <text:p>0.056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1" calcext:value-type="float">
            <text:p>0.011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2" calcext:value-type="float">
            <text:p>0.37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7" calcext:value-type="float">
            <text:p>0.3677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600, 60000, 6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53" calcext:value-type="float">
            <text:p>0.365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65" calcext:value-type="float">
            <text:p>0.356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9" calcext:value-type="float">
            <text:p>0.4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3" calcext:value-type="float">
            <text:p>0.42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93" calcext:value-type="float">
            <text:p>0.39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719" calcext:value-type="float">
            <text:p>0.371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413" calcext:value-type="float">
            <text:p>0.24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293" calcext:value-type="float">
            <text:p>0.229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462" calcext:value-type="float">
            <text:p>0.446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382" calcext:value-type="float">
            <text:p>0.438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405" calcext:value-type="float">
            <text:p>0.440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262" calcext:value-type="float">
            <text:p>0.4262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54" calcext:value-type="float">
            <text:p>0.375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83" calcext:value-type="float">
            <text:p>0.3483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617" calcext:value-type="float">
            <text:p>0.06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42" calcext:value-type="float">
            <text:p>0.014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5" calcext:value-type="float">
            <text:p>0.373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8" calcext:value-type="float">
            <text:p>0.3668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700, 70000, 7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44" calcext:value-type="float">
            <text:p>0.364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office:value-type="float" office:value="0.3529" calcext:value-type="float">
            <text:p>0.3529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77" calcext:value-type="float">
            <text:p>0.437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62" calcext:value-type="float">
            <text:p>0.4262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4085" calcext:value-type="float">
            <text:p>0.40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table:style-name="ce6" office:value-type="float" office:value="0.3575" calcext:value-type="float">
            <text:p>0.3575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634" calcext:value-type="float">
            <text:p>0.26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288" calcext:value-type="float">
            <text:p>0.2288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53" calcext:value-type="float">
            <text:p>0.46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office:value-type="float" office:value="0.428" calcext:value-type="float">
            <text:p>0.428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709" calcext:value-type="float">
            <text:p>0.47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office:value-type="float" office:value="0.4166" calcext:value-type="float">
            <text:p>0.416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23" calcext:value-type="float">
            <text:p>0.372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432" calcext:value-type="float">
            <text:p>0.343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709" calcext:value-type="float">
            <text:p>0.070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office:value-type="float" office:value="0.013" calcext:value-type="float">
            <text:p>0.013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4" calcext:value-type="float">
            <text:p>0.37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69" calcext:value-type="float">
            <text:p>0.3669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2"/>
          <table:table-cell table:style-name="ce4" office:value-type="string" calcext:value-type="string">
            <text:p>800, 80000, 80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EPOCH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otal Solids</text:p>
          </table:table-cell>
          <table:table-cell office:value-type="float" office:value="0.367" calcext:value-type="float">
            <text:p>0.36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otal Solids</text:p>
          </table:table-cell>
          <table:table-cell table:style-name="ce6" office:value-type="float" office:value="0.3392" calcext:value-type="float">
            <text:p>0.3392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S</text:p>
          </table:table-cell>
          <table:table-cell office:value-type="float" office:value="0.4386" calcext:value-type="float">
            <text:p>0.43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float" office:value="0.4227" calcext:value-type="float">
            <text:p>0.422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D5</text:p>
          </table:table-cell>
          <table:table-cell office:value-type="float" office:value="0.3909" calcext:value-type="float">
            <text:p>0.390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OD5</text:p>
          </table:table-cell>
          <table:table-cell office:value-type="float" office:value="0.3677" calcext:value-type="float">
            <text:p>0.367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H3</text:p>
          </table:table-cell>
          <table:table-cell office:value-type="float" office:value="0.239" calcext:value-type="float">
            <text:p>0.23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NH3</text:p>
          </table:table-cell>
          <table:table-cell office:value-type="float" office:value="0.2376" calcext:value-type="float">
            <text:p>0.2376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rg-N</text:p>
          </table:table-cell>
          <table:table-cell office:value-type="float" office:value="0.4639" calcext:value-type="float">
            <text:p>0.463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rg-N</text:p>
          </table:table-cell>
          <table:table-cell table:style-name="ce6" office:value-type="float" office:value="0.4186" calcext:value-type="float">
            <text:p>0.418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-TOT</text:p>
          </table:table-cell>
          <table:table-cell office:value-type="float" office:value="0.4369" calcext:value-type="float">
            <text:p>0.436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-TOT</text:p>
          </table:table-cell>
          <table:table-cell table:style-name="ce6" office:value-type="float" office:value="0.4136" calcext:value-type="float">
            <text:p>0.413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KN</text:p>
          </table:table-cell>
          <table:table-cell office:value-type="float" office:value="0.3747" calcext:value-type="float">
            <text:p>0.374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KN</text:p>
          </table:table-cell>
          <table:table-cell office:value-type="float" office:value="0.3542" calcext:value-type="float">
            <text:p>0.354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O4</text:p>
          </table:table-cell>
          <table:table-cell office:value-type="float" office:value="0.0596" calcext:value-type="float">
            <text:p>0.059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O4</text:p>
          </table:table-cell>
          <table:table-cell table:style-name="ce6" office:value-type="float" office:value="0.0099" calcext:value-type="float">
            <text:p>0.0099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RCP_NOOA</text:p>
          </table:table-cell>
          <table:table-cell office:value-type="float" office:value="0.3736" calcext:value-type="float">
            <text:p>0.373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PRCP_NOOA</text:p>
          </table:table-cell>
          <table:table-cell office:value-type="float" office:value="0.3674" calcext:value-type="float">
            <text:p>0.367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02:19:16.669969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09T03:57:39.290381849</dc:date>
    <meta:editing-duration>PT46M14S</meta:editing-duration>
    <meta:editing-cycles>2</meta:editing-cycles>
    <meta:document-statistic meta:table-count="1" meta:cell-count="1160" meta:object-count="0"/>
  </office:meta>
</office:document-meta>
</file>